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swiss" style:font-pitch="fixed"/>
    <style:font-face style:name="FreeSans" svg:font-family="FreeSans" style:font-family-generic="swiss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svg:stroke-color="#ff3333" draw:marker-start-width="0.359cm" draw:marker-end-width="0.359cm" draw:fill-color="#ffffff" draw:textarea-horizontal-align="justify" draw:textarea-vertical-align="bottom" draw:auto-grow-height="false" fo:min-height="6.244cm" fo:min-width="18.494cm" fo:padding-top="0.178cm" fo:padding-bottom="0.178cm" fo:padding-left="0.303cm" fo:padding-right="0.303cm"/>
    </style:style>
    <style:style style:name="gr2" style:family="graphic" style:parent-style-name="standard" style:list-style-name="L2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0.552cm" fo:min-width="7.258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6cm" draw:marker-end="Arrow" draw:marker-end-width="0.46cm" draw:fill="none" draw:textarea-vertical-align="middle" fo:padding-top="0.179cm" fo:padding-bottom="0.179cm" fo:padding-left="0.304cm" fo:padding-right="0.304cm"/>
    </style:style>
    <style:style style:name="gr4" style:family="graphic" style:parent-style-name="standard" style:list-style-name="L1">
      <style:graphic-properties svg:stroke-width="0.106cm" svg:stroke-color="#00cc33" draw:marker-start-width="0.359cm" draw:marker-end-width="0.359cm" draw:fill-color="#ffffff" draw:textarea-horizontal-align="justify" draw:textarea-vertical-align="middle" draw:auto-grow-height="false" fo:min-height="1.623cm" fo:min-width="11.104cm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1.624cm" fo:min-width="17.494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1.623cm" fo:min-width="17.599cm" fo:padding-top="0.178cm" fo:padding-bottom="0.178cm" fo:padding-left="0.303cm" fo:padding-right="0.303cm"/>
    </style:style>
    <style:style style:name="gr7" style:family="graphic" style:parent-style-name="standard" style:list-style-name="L1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1.623cm" fo:min-width="11.104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701cm"/>
    </style:style>
    <style:style style:name="P1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 Mono1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Bitstream Vera Sans Mono1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start" fo:text-indent="0cm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left="0cm" fo:margin-right="0cm" fo:margin-top="0.2cm" fo:margin-bottom="0.2cm" fo:line-height="100%" fo:text-align="start" fo:text-indent="0cm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Bitstream Vera Sans Mono1" fo:font-size="14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Bitstream Vera Sans Mono1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itstream Vera Sans Mono1" fo:font-size="16pt" fo:font-style="normal" fo:text-shadow="none" style:text-underline-style="none" fo:font-weight="normal" style:letter-kerning="true" style:font-name-asian="IPA Pゴシック" style:font-size-asian="16pt" style:font-style-asian="normal" style:font-weight-asian="normal" style:font-name-complex="TakaoPGothic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Bitstream Vera Sans Mono1" fo:font-size="12pt" fo:font-style="normal" fo:text-shadow="none" style:text-underline-style="none" fo:font-weight="normal" style:letter-kerning="true" style:font-name-asian="IPA Pゴシック" style:font-size-asian="12pt" style:font-style-asian="normal" style:font-weight-asian="normal" style:font-name-complex="TakaoPGothic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FreeSans1" fo:font-size="16pt" fo:font-style="normal" fo:text-shadow="none" style:text-underline-style="none" fo:font-weight="normal" style:letter-kerning="true" style:font-name-asian="IPA Pゴシック" style:font-size-asian="16pt" style:font-style-asian="normal" style:font-weight-asian="normal" style:font-name-complex="TakaoPGothic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.1cm" svg:height="6.6cm" svg:x="1.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864cm" svg:height="0.908cm" svg:x="1.836cm" svg:y="9.3cm">
          <text:p text:style-name="P2"><text:span text:style-name="T1">dialogflow_task_execu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8cm" svg:y1="7.6cm" svg:x2="10.802cm" svg:y2="10.6cm">
          <text:p/>
        </draw:line>
        <draw:custom-shape draw:style-name="gr4" draw:text-style-name="P1" draw:layer="layout" svg:width="11.71cm" svg:height="1.979cm" svg:x="4.947cm" svg:y="5.7cm">
          <text:p text:style-name="P2"><text:span text:style-name="T2">Voice recognition:</text:span><text:span text:style-name="T3"> </text:span><text:span text:style-name="T4">respeaker_ros</text:span></text:p>
          <text:p text:style-name="P2"><text:span text:style-name="T5">respeaker_ros/launch/sample_respeaker.la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8.1cm" svg:height="1.98cm" svg:x="1.752cm" svg:y="10.637cm">
          <text:p text:style-name="P2"><text:span text:style-name="T2">Dialogflow client from voice:</text:span><text:span text:style-name="T4"> dialogflow_task_executive</text:span></text:p>
          <text:p text:style-name="P2"><text:span text:style-name="T5">dialogflow_task_executive/node_scripts/dialogflow_clin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8.205cm" svg:height="1.979cm" svg:x="1.7cm" svg:y="14cm">
          <text:p text:style-name="P2"><text:span text:style-name="T2">Task execution from dialogflow:</text:span><text:span text:style-name="T3"> </text:span><text:span text:style-name="T4">dialogflow_task_executive</text:span></text:p>
          <text:p text:style-name="P2"><text:span text:style-name="T5">dialogflow_task_executive/node_scripts/task_executiv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71cm" svg:height="1.979cm" svg:x="4.947cm" svg:y="18.121cm">
          <text:p text:style-name="P2"><text:span text:style-name="T2">Task applications:</text:span><text:span text:style-name="T3"> </text:span><text:span text:style-name="T4">app_manager</text:span></text:p>
          <text:p text:style-name="P2"><text:span text:style-name="T5">app_manager/launch/app_manager.la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256cm" svg:height="0.951cm" svg:x="11.372cm" svg:y="8.249cm">
          <draw:text-box>
            <text:p text:style-name="P5"><text:span text:style-name="T6">Voice command</text:span></text:p>
          </draw:text-box>
        </draw:frame>
        <draw:line draw:style-name="gr3" draw:text-style-name="P4" draw:layer="layout" svg:x1="10.8cm" svg:y1="12.6cm" svg:x2="10.8cm" svg:y2="14cm">
          <text:p/>
        </draw:line>
        <draw:frame draw:style-name="gr8" draw:text-style-name="P6" draw:layer="layout" svg:width="5.256cm" svg:height="0.951cm" svg:x="11.372cm" svg:y="12.9cm">
          <draw:text-box>
            <text:p text:style-name="P5"><text:span text:style-name="T6">Dialogflow result</text:span></text:p>
          </draw:text-box>
        </draw:frame>
        <draw:line draw:style-name="gr3" draw:text-style-name="P4" draw:layer="layout" svg:x1="10.8cm" svg:y1="16cm" svg:x2="10.8cm" svg:y2="18.1cm">
          <text:p/>
        </draw:line>
        <draw:frame draw:style-name="gr8" draw:text-style-name="P6" draw:layer="layout" svg:width="5.256cm" svg:height="0.951cm" svg:x="11.372cm" svg:y="16.749cm">
          <draw:text-box>
            <text:p text:style-name="P5"><text:span text:style-name="T6">App comm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swiss" style:font-pitch="fixed"/>
    <style:font-face style:name="FreeSans" svg:font-family="FreeSans" style:font-family-generic="swiss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5:36:27.877502029</meta:creation-date>
    <dc:date>2019-07-12T16:20:42.211322827</dc:date>
    <meta:editing-duration>PT12M5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